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222222" style:text-line-through-style="none" style:text-line-through-type="none" style:font-name="Arial1" fo:font-size="20pt" fo:font-style="normal" style:text-underline-style="none" fo:font-weight="bold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style:font-name="Arial1"/>
    </style:style>
    <style:style style:name="P3" style:family="paragraph" style:parent-style-name="Standard" style:list-style-name="L2">
      <loext:graphic-properties draw:fill="solid" draw:fill-color="#ffffff" draw:opacity="100%"/>
      <style:paragraph-properties fo:margin-top="0.212cm" fo:margin-bottom="0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" style:family="paragraph" style:parent-style-name="Standard" style:list-style-name="L2">
      <loext:graphic-properties draw:fill="solid" draw:fill-color="#ffffff" draw:opacity="100%"/>
      <style:paragraph-properties fo:margin-top="0cm" fo:margin-bottom="0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Standard" style:list-style-name="L2">
      <loext:graphic-properties draw:fill="solid" draw:fill-color="#ffffff" draw:opacity="100%"/>
      <style:paragraph-properties fo:margin-top="0cm" fo:margin-bottom="0.212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6" style:family="paragraph" style:parent-style-name="Standard" style:list-style-name="L2">
      <loext:graphic-properties draw:fill="solid" draw:fill-color="#ffffff" draw:opacity="100%"/>
      <style:paragraph-properties fo:margin-top="0cm" fo:margin-bottom="0.212cm" loext:contextual-spacing="false" fo:line-height="120%" fo:text-align="start" style:justify-single-word="false" fo:background-color="#ffffff" fo:padding="0cm" fo:border="none" style:writing-mode="lr-tb"/>
      <style:text-properties style:font-name="Arial1"/>
    </style:style>
    <style:style style:name="P7" style:family="paragraph" style:parent-style-name="Heading_20_2">
      <loext:graphic-properties draw:fill="solid" draw:fill-color="#ffffff" draw:opacity="100%"/>
      <style:paragraph-properties fo:margin-top="0cm" fo:margin-bottom="0.212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8" style:family="paragraph" style:parent-style-name="Heading_20_2">
      <loext:graphic-properties draw:fill="solid" draw:fill-color="#ffffff" draw:opacity="100%"/>
      <style:paragraph-properties fo:margin-top="0.423cm" fo:margin-bottom="0.212cm" loext:contextual-spacing="false" fo:line-height="120%" fo:text-align="start" style:justify-single-word="false" fo:background-color="#ffffff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9" style:family="paragraph" style:parent-style-name="Heading_20_2">
      <style:paragraph-properties fo:margin-top="0.318cm" fo:margin-bottom="0.106cm" loext:contextual-spacing="false" fo:line-height="120%" fo:text-align="start" style:justify-single-word="false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10" style:family="paragraph" style:parent-style-name="Heading_20_2">
      <style:paragraph-properties fo:text-align="start" style:justify-single-word="false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style:text-blinking="false" fo:background-color="transparent"/>
    </style:style>
    <style:style style:name="P11" style:family="paragraph" style:parent-style-name="Heading_20_2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officeooo:paragraph-rsid="000b1746" style:text-blinking="false" fo:background-color="transparent"/>
    </style:style>
    <style:style style:name="P12" style:family="paragraph" style:parent-style-name="Heading_20_2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officeooo:rsid="000b1746" officeooo:paragraph-rsid="000dce74" style:text-blinking="false" fo:background-color="transparent"/>
    </style:style>
    <style:style style:name="P13" style:family="paragraph" style:parent-style-name="Heading_20_1">
      <style:paragraph-properties fo:margin-top="0.423cm" fo:margin-bottom="0.212cm" loext:contextual-spacing="false" fo:line-height="120%" fo:text-align="start" style:justify-single-word="false" style:writing-mode="lr-tb"/>
      <style:text-properties fo:font-variant="normal" fo:text-transform="none" fo:color="#a61c00" style:text-line-through-style="none" style:text-line-through-type="none" style:font-name="Arial1" fo:font-size="14pt" fo:font-style="normal" style:text-underline-style="none" fo:font-weight="normal" style:text-blinking="false" fo:background-color="transparent"/>
    </style:style>
    <style:style style:name="P14" style:family="paragraph" style:parent-style-name="Heading_20_1">
      <loext:graphic-properties draw:fill="solid" draw:fill-color="#ffffff" draw:opacity="100%"/>
      <style:paragraph-properties fo:margin-top="0.635cm" fo:margin-bottom="0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a61c00" style:text-line-through-style="none" style:text-line-through-type="none" style:font-name="Arial1" fo:font-size="14pt" fo:font-style="normal" style:text-underline-style="none" fo:font-weight="bold" style:text-blinking="false" fo:background-color="transparent"/>
    </style:style>
    <style:style style:name="P15" style:family="paragraph" style:parent-style-name="Text_20_body">
      <style:paragraph-properties fo:text-align="start" style:justify-single-word="false"/>
      <style:text-properties style:font-name="Arial1" fo:font-weight="normal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1.1999998092651pt" fo:font-weight="normal" officeooo:rsid="0013a0f4" officeooo:paragraph-rsid="0013a0f4" style:font-size-asian="11.1999998092651pt" style:font-size-complex="11.1999998092651pt"/>
    </style:style>
    <style:style style:name="P17" style:family="paragraph" style:parent-style-name="Text_20_body">
      <style:paragraph-properties fo:text-align="start" style:justify-single-word="false"/>
      <style:text-properties style:font-name="Arial1" officeooo:paragraph-rsid="0016f5fa"/>
    </style:style>
    <style:style style:name="P18" style:family="paragraph" style:parent-style-name="Text_20_body">
      <style:paragraph-properties fo:text-align="start" style:justify-single-word="false"/>
      <style:text-properties style:font-name="Arial1" officeooo:paragraph-rsid="00186dff"/>
    </style:style>
    <style:style style:name="P19" style:family="paragraph" style:parent-style-name="Text_20_body">
      <style:paragraph-properties fo:text-align="start" style:justify-single-word="false"/>
      <style:text-properties fo:color="#000000" style:font-name="Arial1" fo:font-weight="normal" officeooo:rsid="00186dff" officeooo:paragraph-rsid="00186dff" style:font-weight-asian="normal" style:font-weight-complex="normal"/>
    </style:style>
    <style:style style:name="P20" style:family="paragraph" style:parent-style-name="Text_20_body" style:list-style-name="L1">
      <loext:graphic-properties draw:fill="solid" draw:fill-color="#ffffff" draw:opacity="100%"/>
      <style:paragraph-properties fo:margin-top="0.212cm" fo:margin-bottom="0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loext:graphic-properties draw:fill="solid" draw:fill-color="#ffffff" draw:opacity="100%"/>
      <style:paragraph-properties fo:margin-top="0cm" fo:margin-bottom="0.353cm" loext:contextual-spacing="false" fo:line-height="120%" fo:text-align="start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start" style:justify-single-word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3">
      <loext:graphic-properties draw:fill="none" draw:fill-color="#ffffff"/>
      <style:paragraph-properties fo:margin-top="0.106cm" fo:margin-bottom="0cm" loext:contextual-spacing="false" fo:line-height="120%" fo:text-align="start" style:justify-single-word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4">
      <loext:graphic-properties draw:fill="none" draw:fill-color="#ffffff"/>
      <style:paragraph-properties fo:margin-top="0.106cm" fo:margin-bottom="0cm" loext:contextual-spacing="false" fo:line-height="120%" fo:text-align="start" style:justify-single-word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3">
      <loext:graphic-properties draw:fill="none" draw:fill-color="#ffffff"/>
      <style:paragraph-properties fo:margin-top="0cm" fo:margin-bottom="0.106cm" loext:contextual-spacing="false" fo:line-height="120%" fo:text-align="start" style:justify-single-word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4">
      <loext:graphic-properties draw:fill="none" draw:fill-color="#ffffff"/>
      <style:paragraph-properties fo:margin-top="0cm" fo:margin-bottom="0.106cm" loext:contextual-spacing="false" fo:line-height="120%" fo:text-align="start" style:justify-single-word="false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officeooo:paragraph-rsid="000c094c" style:text-blinking="false" fo:background-color="transparent"/>
    </style:style>
    <style:style style:name="P29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officeooo:paragraph-rsid="000b1746" style:text-blinking="false" fo:background-color="transparent"/>
    </style:style>
    <style:style style:name="P30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officeooo:rsid="000b1746" officeooo:paragraph-rsid="000b1746" style:text-blinking="false" fo:background-color="transparent"/>
    </style:style>
    <style:style style:name="P31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officeooo:rsid="0011c621" officeooo:paragraph-rsid="0011c621" style:text-blinking="false" fo:background-color="transparent"/>
    </style:style>
    <style:style style:name="P32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222222" style:text-line-through-style="none" style:text-line-through-type="none" style:font-name="Arial1" fo:font-size="11pt" fo:font-style="normal" style:text-underline-style="none" fo:font-weight="normal" officeooo:rsid="000dce74" officeooo:paragraph-rsid="000dce74" style:text-blinking="false" fo:background-color="transparent"/>
    </style:style>
    <style:style style:name="P33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fo:font-variant="normal" fo:text-transform="none" fo:color="#1c4587" style:text-line-through-style="none" style:text-line-through-type="none" style:font-name="Arial1" fo:font-size="12pt" fo:font-style="normal" style:text-underline-style="none" fo:font-weight="bold" officeooo:paragraph-rsid="000b1746" style:text-blinking="false" fo:background-color="transparent"/>
    </style:style>
    <style:style style:name="P34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style:font-name="Arial1"/>
    </style:style>
    <style:style style:name="P35" style:family="paragraph" style:parent-style-name="Text_20_body">
      <style:paragraph-properties fo:margin-top="0.106cm" fo:margin-bottom="0.106cm" loext:contextual-spacing="false" fo:line-height="120%" fo:text-align="start" style:justify-single-word="false" style:writing-mode="lr-tb"/>
      <style:text-properties style:font-name="Arial1" officeooo:paragraph-rsid="000c094c"/>
    </style:style>
    <style:style style:name="T1" style:family="text">
      <style:text-properties officeooo:rsid="00097fb3"/>
    </style:style>
    <style:style style:name="T2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officeooo:rsid="000b1746" style:text-blinking="false" fo:background-color="transparent" loext:char-shading-value="0"/>
    </style:style>
    <style:style style:name="T5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officeooo:rsid="000dce74" style:text-blinking="false" fo:background-color="transparent" loext:char-shading-value="0"/>
    </style:style>
    <style:style style:name="T6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officeooo:rsid="0016f5fa" style:text-blinking="false" fo:background-color="transparent" loext:char-shading-value="0"/>
    </style:style>
    <style:style style:name="T7" style:family="text">
      <style:text-properties fo:font-variant="normal" fo:text-transform="none" fo:color="#1c4587" style:text-line-through-style="none" style:text-line-through-type="none" fo:font-size="12pt" fo:font-style="normal" style:text-underline-style="none" fo:font-weight="bold" officeooo:rsid="00186dff" style:text-blinking="false" fo:background-color="transparent" loext:char-shading-value="0"/>
    </style:style>
    <style:style style:name="T8" style:family="text">
      <style:text-properties fo:font-variant="normal" fo:text-transform="none" fo:color="#1c4587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1c4587" style:text-line-through-style="none" style:text-line-through-type="none" fo:font-size="12pt" fo:font-style="normal" style:text-underline-style="none" officeooo:rsid="000b1746" style:text-blinking="false" fo:background-color="transparent" loext:char-shading-value="0"/>
    </style:style>
    <style:style style:name="T10" style:family="text">
      <style:text-properties fo:font-variant="normal" fo:text-transform="none" fo:color="#222222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222222" style:text-line-through-style="none" style:text-line-through-type="none" fo:font-size="11pt" fo:font-style="normal" style:text-underline-style="none" fo:font-weight="normal" officeooo:rsid="000b1746" style:text-blinking="false" fo:background-color="transparent" loext:char-shading-value="0"/>
    </style:style>
    <style:style style:name="T12" style:family="text">
      <style:text-properties fo:font-variant="normal" fo:text-transform="none" fo:color="#222222" style:text-line-through-style="none" style:text-line-through-type="none" fo:font-size="11pt" fo:font-style="normal" style:text-underline-style="none" fo:font-weight="normal" officeooo:rsid="0016f5fa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1.25pt" fo:font-style="normal" style:text-underline-style="none" fo:font-weight="normal" officeooo:rsid="0013a0f4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fo:font-size="12pt" fo:font-style="normal" style:text-underline-style="none" officeooo:rsid="000b1746" style:text-blinking="false" fo:background-color="transparent" loext:char-shading-value="0"/>
    </style:style>
    <style:style style:name="T16" style:family="text">
      <style:text-properties officeooo:rsid="000b1746"/>
    </style:style>
    <style:style style:name="T17" style:family="text">
      <style:text-properties officeooo:rsid="000dce74"/>
    </style:style>
    <style:style style:name="T18" style:family="text">
      <style:text-properties officeooo:rsid="000fae67"/>
    </style:style>
    <style:style style:name="T19" style:family="text">
      <style:text-properties fo:font-size="11.25pt"/>
    </style:style>
    <style:style style:name="T20" style:family="text">
      <style:text-properties fo:font-size="11.25pt" officeooo:rsid="0013a0f4"/>
    </style:style>
    <style:style style:name="T21" style:family="text">
      <style:text-properties officeooo:rsid="0013a0f4"/>
    </style:style>
    <style:style style:name="T22" style:family="text">
      <style:text-properties officeooo:rsid="0014b246"/>
    </style:style>
    <style:style style:name="T23" style:family="text">
      <style:text-properties officeooo:rsid="00163d90"/>
    </style:style>
    <style:style style:name="T24" style:family="text">
      <style:text-properties officeooo:rsid="00166c82"/>
    </style:style>
    <style:style style:name="T25" style:family="text">
      <style:text-properties officeooo:rsid="00186d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b9fb776c-7fff-cf94-03a2-37b1e343b32b"/>NOM Prénom (à remplacer)</text:p>
      <text:p text:style-name="P2"/>
      <text:h text:style-name="P14" text:outline-level="1"><text:bookmark text:name="docs-internal-guid-3a9582b2-7fff-215d-6f52-6118624e49bd"/>Compétence : Développer pour le web et les médias numériques</text:h>
      <text:h text:style-name="P7" text:outline-level="2">Composantes essentielles ou critères de qualité </text:h>
      <text:list xml:id="list813674747" text:style-name="L1">
        <text:list-item>
          <text:p text:style-name="P20">En se conformant aux standards du Web et aux normes d’accessibilité</text:p>
        </text:list-item>
        <text:list-item>
          <text:p text:style-name="P21">En produisant du code fonctionnel, sobre et réutilisable</text:p>
        </text:list-item>
      </text:list>
      <text:h text:style-name="P8" text:outline-level="2">Apprentissages critiques à valider</text:h>
      <text:list xml:id="list250875016" text:style-name="L2">
        <text:list-item>
          <text:p text:style-name="P3"><text:bookmark text:name="page548R_mcid9"/><text:span text:style-name="T19">AC4102 : Produire des pages Web statiques et fluides utilisant un balisage</text:span><text:line-break/><text:span text:style-name="T19">sémantique efficace</text:span> </text:p>
        </text:list-item>
        <text:list-item>
          <text:p text:style-name="P4"><text:bookmark text:name="page548R_mcid10"/><text:span text:style-name="T19">AC4103 : Générer des pages Web ou vues à partir de données structurées</text:span><text:line-break/><text:span text:style-name="T19">incluant des interactions simples</text:span> </text:p>
        </text:list-item>
        <text:list-item>
          <text:p text:style-name="P4"><text:bookmark text:name="page548R_mcid11"/><text:span text:style-name="T19">AC4104 : Mettre en ligne une application Web en utilisant une solution</text:span><text:line-break/><text:span text:style-name="T19">d’hébergement standard</text:span> </text:p>
        </text:list-item>
        <text:list-item>
          <text:p text:style-name="P5"><text:bookmark text:name="page548R_mcid12"/><text:span text:style-name="T19">AC4105 : Modéliser les données et les traitements d’une application W</text:span><text:span text:style-name="T20">eb</text:span></text:p>
        </text:list-item>
        <text:list-item>
          <text:p text:style-name="P6"><text:bookmark text:name="page548R_mcid13"/><text:span text:style-name="T13">AC4106 : Utiliser et adapter un modèle d’accès aux données</text:span></text:p>
        </text:list-item>
      </text:list>
      <text:p text:style-name="P27">Dans ce rapport vous expliquerez en quoi le travail que vous avez réalisé pour la SAE <text:span text:style-name="T21">203</text:span> vous <text:span text:style-name="T1">a</text:span> rendu compétent. Pour chaque élément, vous donnerez des preuves de compétences :</text:p>
      <text:list xml:id="list648154981" text:style-name="L3">
        <text:list-item>
          <text:p text:style-name="P23">Des exemples issus d<text:span text:style-name="T1">u code ou partie de code que vous avez développé</text:span></text:p>
        </text:list-item>
        <text:list-item>
          <text:p text:style-name="P25">Des éléments de cours, des normes W3C ou WCAG que vous avez utilisé</text:p>
        </text:list-item>
      </text:list>
      <text:p text:style-name="P16">N'<text:span text:style-name="T22">oubliez pas que ce document est également là pour vous aider à remplir votre portfolio. Remplissez-le donc de façon consciencieuse, agrémentez-le de captures d'écran de votre code et autres liens vers les documentations</text:span></text:p>
      <text:h text:style-name="P13" text:outline-level="1"><text:bookmark text:name="docs-internal-guid-4fdbceec-7fff-44eb-73f8-567ffdf96b0e"/>Rapport personnel à compléter</text:h>
      <text:p text:style-name="P27">Vous <text:span text:style-name="T22">pourriez être</text:span> interrogé sur ce rapport durant les séances d’évaluation en fin de SAE</text:p>
      <text:h text:style-name="P9" text:outline-level="2">Je me suis conformé aux standards du Web et aux normes d’accessibilité :</text:h>
      <text:p text:style-name="P27">Expliquez pourquoi :</text:p>
      <text:p text:style-name="P28">Comment pouvez-vous le prouver ?</text:p>
      <text:p text:style-name="P35"><text:line-break/><text:bookmark text:name="docs-internal-guid-1865aee3-7fff-0cae-46c5-050631255d25"/><text:span text:style-name="T3">J’ai produit du code fonctionnel, sobre et réutilisable :</text:span></text:p>
      <text:p text:style-name="P27">Expliquez pourquoi :</text:p>
      <text:list xml:id="list4038463353" text:style-name="L4">
        <text:list-item>
          <text:p text:style-name="P24">réutilisable : mon code est-il lisible par un autre développeur ?</text:p>
        </text:list-item>
        <text:list-item>
          <text:p text:style-name="P22">fonctionnel : mon code et les fichiers ressources sont-ils correctement rangés ?</text:p>
        </text:list-item>
        <text:list-item>
          <text:p text:style-name="P26">sobre : comment ai-je réussi à éviter de dupliquer du code (copier/coller) ? <text:span text:style-name="T23">Comment ai-je allégé mon code ? (séparation des fichiers, optimisations...)</text:span></text:p>
        </text:list-item>
      </text:list>
      <text:p text:style-name="P15"><text:soft-page-break/><text:line-break/><text:line-break/></text:p>
      <text:h text:style-name="P9" text:outline-level="2">Je suis autonome sur mon environnement de développement :</text:h>
      <text:p text:style-name="P27">Quelques outils, logiciels, plugin avez-vous utilisés ?</text:p>
      <text:p text:style-name="P15"/>
      <text:h text:style-name="P9" text:outline-level="2">J’ai produit des pages incluant un balisage sémantique efficace :</text:h>
      <text:p text:style-name="P27">Mon code HTML est-il sémantiquement efficace ?</text:p>
      <text:p text:style-name="P34"><text:span text:style-name="T10">Mes styles CSS sont-ils efficaces, </text:span><text:span text:style-name="T11">réutilisables</text:span><text:span text:style-name="T10"> ?</text:span></text:p>
      <text:h text:style-name="P10" text:outline-level="2"><text:bookmark text:name="docs-internal-guid-a05e5b4c-7fff-abec-183e-01296300a206"/>J’ai <text:span text:style-name="T24">amélioré mon code, ma méthodologie par rapport à la SAÉ 105 </text:span>:</text:h>
      <text:p text:style-name="P27">Quel<text:span text:style-name="T24">les erreurs ai-je remarqué et corrigé ? En quoi mon code est de meilleure qualité ?</text:span></text:p>
      <text:p text:style-name="P27"/>
      <text:h text:style-name="P11" text:outline-level="2">J’ai <text:span text:style-name="T16">travaillé en groupe</text:span> :</text:h>
      <text:p text:style-name="P29">Quels <text:span text:style-name="T16">moyens techniques</text:span> ai-je utilisé ?</text:p>
      <text:p text:style-name="P30">Quels moyens méthodologiques ai-je mis en place, comment ai-je séparé les tâches ?</text:p>
      <text:p text:style-name="P31">Quels outils collaboratifs ai-je utilisé ? (live share, git...)</text:p>
      <text:p text:style-name="P30"/>
      <text:h text:style-name="P12" text:outline-level="2">J’ai <text:span text:style-name="T17">rencontré des difficultés </text:span>:</text:h>
      <text:p text:style-name="P32"><text:span text:style-name="T18">Comment</text:span> ai-je <text:span text:style-name="T18">résolu mes problèmes</text:span> ?</text:p>
      <text:p text:style-name="P33"/>
      <text:p text:style-name="P17"><text:span text:style-name="T4">J</text:span><text:span text:style-name="T6">e communique avec la base de données</text:span><text:span text:style-name="T5"> </text:span><text:span text:style-name="T4">:</text:span></text:p>
      <text:p text:style-name="P17"><text:span text:style-name="T12">Quelles données en provenance de la base de données proviennent de la base de données ?</text:span><text:line-break/></text:p>
      <text:p text:style-name="P18"><text:span text:style-name="T4">J</text:span><text:span text:style-name="T7">'ai fait communiqué les pages entre elles</text:span><text:span text:style-name="T5"> </text:span><text:span text:style-name="T4">:</text:span></text:p>
      <text:p text:style-name="P19"><text:span text:style-name="T15">C</text:span><text:span text:style-name="T14">omment ai-je envoyé des données d'une page à l'autre ? Pourquoi ai-je eu besoin de faire ceci 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ans-serif" svg:font-family="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0T16:28:26.059511964</meta:creation-date>
    <meta:generator>LibreOffice/6.2.5.2$Windows_X86_64 LibreOffice_project/1ec314fa52f458adc18c4f025c545a4e8b22c159</meta:generator>
    <dc:date>2022-01-21T18:08:33.401000000</dc:date>
    <meta:editing-duration>PT59M44S</meta:editing-duration>
    <meta:editing-cycles>10</meta:editing-cycles>
    <meta:document-statistic meta:table-count="0" meta:image-count="0" meta:object-count="0" meta:page-count="2" meta:paragraph-count="43" meta:word-count="472" meta:character-count="2847" meta:non-whitespace-character-count="2421"/>
  </office:meta>
</office:document-meta>
</file>